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able:cell-range-source table:name="CSV_all" xlink:type="simple" xlink:href="../times.csv" table:filter-name="Text - txt - csv (StarCalc)" table:filter-options="9/59/44,34,76,1,,0,false,false,true,false,false,0,false" table:last-column-spanned="5" table:last-row-spanned="81"/>
            <text:p>O flag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guid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13502" calcext:value-type="float">
            <text:p>9.113502</text:p>
          </table:table-cell>
          <table:table-cell office:value-type="float" office:value="9.183919" calcext:value-type="float">
            <text:p>9.183919</text:p>
          </table:table-cell>
          <table:table-cell office:value-type="float" office:value="9.212035" calcext:value-type="float">
            <text:p>9.212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783115" calcext:value-type="float">
            <text:p>6.783115</text:p>
          </table:table-cell>
          <table:table-cell office:value-type="float" office:value="14.984644" calcext:value-type="float">
            <text:p>14.984644</text:p>
          </table:table-cell>
          <table:table-cell office:value-type="float" office:value="6.492621" calcext:value-type="float">
            <text:p>6.492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60651" calcext:value-type="float">
            <text:p>5.260651</text:p>
          </table:table-cell>
          <table:table-cell office:value-type="float" office:value="13.55629" calcext:value-type="float">
            <text:p>13.55629</text:p>
          </table:table-cell>
          <table:table-cell office:value-type="float" office:value="5.141197" calcext:value-type="float">
            <text:p>5.141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415468" calcext:value-type="float">
            <text:p>4.415468</text:p>
          </table:table-cell>
          <table:table-cell office:value-type="float" office:value="11.482249" calcext:value-type="float">
            <text:p>11.482249</text:p>
          </table:table-cell>
          <table:table-cell office:value-type="float" office:value="4.860735" calcext:value-type="float">
            <text:p>4.860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415577" calcext:value-type="float">
            <text:p>4.415577</text:p>
          </table:table-cell>
          <table:table-cell office:value-type="float" office:value="9.652622" calcext:value-type="float">
            <text:p>9.652622</text:p>
          </table:table-cell>
          <table:table-cell office:value-type="float" office:value="5.276086" calcext:value-type="float">
            <text:p>5.276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9333" calcext:value-type="float">
            <text:p>3.9333</text:p>
          </table:table-cell>
          <table:table-cell office:value-type="float" office:value="8.797301" calcext:value-type="float">
            <text:p>8.797301</text:p>
          </table:table-cell>
          <table:table-cell office:value-type="float" office:value="5.188572" calcext:value-type="float">
            <text:p>5.18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1784" calcext:value-type="float">
            <text:p>3.711784</text:p>
          </table:table-cell>
          <table:table-cell office:value-type="float" office:value="7.675891" calcext:value-type="float">
            <text:p>7.675891</text:p>
          </table:table-cell>
          <table:table-cell office:value-type="float" office:value="4.019275" calcext:value-type="float">
            <text:p>4.019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11026" calcext:value-type="float">
            <text:p>3.411026</text:p>
          </table:table-cell>
          <table:table-cell office:value-type="float" office:value="7.377887" calcext:value-type="float">
            <text:p>7.377887</text:p>
          </table:table-cell>
          <table:table-cell office:value-type="float" office:value="4.17506" calcext:value-type="float">
            <text:p>4.17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671391" calcext:value-type="float">
            <text:p>3.671391</text:p>
          </table:table-cell>
          <table:table-cell office:value-type="float" office:value="7.93974" calcext:value-type="float">
            <text:p>7.93974</text:p>
          </table:table-cell>
          <table:table-cell office:value-type="float" office:value="4.358172" calcext:value-type="float">
            <text:p>4.358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294204" calcext:value-type="float">
            <text:p>3.294204</text:p>
          </table:table-cell>
          <table:table-cell office:value-type="float" office:value="6.871962" calcext:value-type="float">
            <text:p>6.871962</text:p>
          </table:table-cell>
          <table:table-cell office:value-type="float" office:value="5.616332" calcext:value-type="float">
            <text:p>5.616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44203" calcext:value-type="float">
            <text:p>3.344203</text:p>
          </table:table-cell>
          <table:table-cell office:value-type="float" office:value="7.604587" calcext:value-type="float">
            <text:p>7.604587</text:p>
          </table:table-cell>
          <table:table-cell office:value-type="float" office:value="6.188555" calcext:value-type="float">
            <text:p>6.188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428238" calcext:value-type="float">
            <text:p>3.428238</text:p>
          </table:table-cell>
          <table:table-cell office:value-type="float" office:value="7.176496" calcext:value-type="float">
            <text:p>7.176496</text:p>
          </table:table-cell>
          <table:table-cell office:value-type="float" office:value="5.017815" calcext:value-type="float">
            <text:p>5.017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553418" calcext:value-type="float">
            <text:p>3.553418</text:p>
          </table:table-cell>
          <table:table-cell office:value-type="float" office:value="6.807463" calcext:value-type="float">
            <text:p>6.807463</text:p>
          </table:table-cell>
          <table:table-cell office:value-type="float" office:value="4.48634" calcext:value-type="float">
            <text:p>4.48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520102" calcext:value-type="float">
            <text:p>3.520102</text:p>
          </table:table-cell>
          <table:table-cell office:value-type="float" office:value="8.191783" calcext:value-type="float">
            <text:p>8.191783</text:p>
          </table:table-cell>
          <table:table-cell office:value-type="float" office:value="4.877233" calcext:value-type="float">
            <text:p>4.877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53206" calcext:value-type="float">
            <text:p>3.553206</text:p>
          </table:table-cell>
          <table:table-cell office:value-type="float" office:value="6.605528" calcext:value-type="float">
            <text:p>6.605528</text:p>
          </table:table-cell>
          <table:table-cell office:value-type="float" office:value="6.310699" calcext:value-type="float">
            <text:p>6.31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737285" calcext:value-type="float">
            <text:p>3.737285</text:p>
          </table:table-cell>
          <table:table-cell office:value-type="float" office:value="8.792716" calcext:value-type="float">
            <text:p>8.792716</text:p>
          </table:table-cell>
          <table:table-cell office:value-type="float" office:value="7.366713" calcext:value-type="float">
            <text:p>7.366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827969" calcext:value-type="float">
            <text:p>3.827969</text:p>
          </table:table-cell>
          <table:table-cell office:value-type="float" office:value="8.95867" calcext:value-type="float">
            <text:p>8.95867</text:p>
          </table:table-cell>
          <table:table-cell office:value-type="float" office:value="5.679286" calcext:value-type="float">
            <text:p>5.679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89969" calcext:value-type="float">
            <text:p>3.89969</text:p>
          </table:table-cell>
          <table:table-cell office:value-type="float" office:value="8.060869" calcext:value-type="float">
            <text:p>8.060869</text:p>
          </table:table-cell>
          <table:table-cell office:value-type="float" office:value="5.320734" calcext:value-type="float">
            <text:p>5.320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90869" calcext:value-type="float">
            <text:p>3.90869</text:p>
          </table:table-cell>
          <table:table-cell office:value-type="float" office:value="9.279176" calcext:value-type="float">
            <text:p>9.279176</text:p>
          </table:table-cell>
          <table:table-cell office:value-type="float" office:value="5.347645" calcext:value-type="float">
            <text:p>5.34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508924" calcext:value-type="float">
            <text:p>3.508924</text:p>
          </table:table-cell>
          <table:table-cell office:value-type="float" office:value="6.902852" calcext:value-type="float">
            <text:p>6.902852</text:p>
          </table:table-cell>
          <table:table-cell office:value-type="float" office:value="6.833376" calcext:value-type="float">
            <text:p>6.833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304006" calcext:value-type="float">
            <text:p>4.304006</text:p>
          </table:table-cell>
          <table:table-cell office:value-type="float" office:value="9.643889" calcext:value-type="float">
            <text:p>9.643889</text:p>
          </table:table-cell>
          <table:table-cell office:value-type="float" office:value="7.976137" calcext:value-type="float">
            <text:p>7.976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.823019" calcext:value-type="float">
            <text:p>3.823019</text:p>
          </table:table-cell>
          <table:table-cell office:value-type="float" office:value="10.338821" calcext:value-type="float">
            <text:p>10.338821</text:p>
          </table:table-cell>
          <table:table-cell office:value-type="float" office:value="6.210802" calcext:value-type="float">
            <text:p>6.21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106553" calcext:value-type="float">
            <text:p>4.106553</text:p>
          </table:table-cell>
          <table:table-cell office:value-type="float" office:value="9.272387" calcext:value-type="float">
            <text:p>9.272387</text:p>
          </table:table-cell>
          <table:table-cell office:value-type="float" office:value="5.777199" calcext:value-type="float">
            <text:p>5.777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.892851" calcext:value-type="float">
            <text:p>3.892851</text:p>
          </table:table-cell>
          <table:table-cell office:value-type="float" office:value="9.569703" calcext:value-type="float">
            <text:p>9.569703</text:p>
          </table:table-cell>
          <table:table-cell office:value-type="float" office:value="6.063821" calcext:value-type="float">
            <text:p>6.063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.67416" calcext:value-type="float">
            <text:p>3.67416</text:p>
          </table:table-cell>
          <table:table-cell office:value-type="float" office:value="7.790116" calcext:value-type="float">
            <text:p>7.790116</text:p>
          </table:table-cell>
          <table:table-cell office:value-type="float" office:value="7.026836" calcext:value-type="float">
            <text:p>7.02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.918466" calcext:value-type="float">
            <text:p>3.918466</text:p>
          </table:table-cell>
          <table:table-cell office:value-type="float" office:value="10.231916" calcext:value-type="float">
            <text:p>10.231916</text:p>
          </table:table-cell>
          <table:table-cell office:value-type="float" office:value="8.424293" calcext:value-type="float">
            <text:p>8.424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62332" calcext:value-type="float">
            <text:p>3.62332</text:p>
          </table:table-cell>
          <table:table-cell office:value-type="float" office:value="8.971615" calcext:value-type="float">
            <text:p>8.971615</text:p>
          </table:table-cell>
          <table:table-cell office:value-type="float" office:value="6.716417" calcext:value-type="float">
            <text:p>6.716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729567" calcext:value-type="float">
            <text:p>3.729567</text:p>
          </table:table-cell>
          <table:table-cell office:value-type="float" office:value="8.448722" calcext:value-type="float">
            <text:p>8.448722</text:p>
          </table:table-cell>
          <table:table-cell office:value-type="float" office:value="6.229739" calcext:value-type="float">
            <text:p>6.229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.138587" calcext:value-type="float">
            <text:p>4.138587</text:p>
          </table:table-cell>
          <table:table-cell office:value-type="float" office:value="10.12018" calcext:value-type="float">
            <text:p>10.12018</text:p>
          </table:table-cell>
          <table:table-cell office:value-type="float" office:value="6.42036" calcext:value-type="float">
            <text:p>6.42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.0636" calcext:value-type="float">
            <text:p>4.0636</text:p>
          </table:table-cell>
          <table:table-cell office:value-type="float" office:value="7.569999" calcext:value-type="float">
            <text:p>7.569999</text:p>
          </table:table-cell>
          <table:table-cell office:value-type="float" office:value="7.736927" calcext:value-type="float">
            <text:p>7.736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.98433" calcext:value-type="float">
            <text:p>3.98433</text:p>
          </table:table-cell>
          <table:table-cell office:value-type="float" office:value="10.453" calcext:value-type="float">
            <text:p>10.453</text:p>
          </table:table-cell>
          <table:table-cell office:value-type="float" office:value="9.035604" calcext:value-type="float">
            <text:p>9.035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985884" calcext:value-type="float">
            <text:p>3.985884</text:p>
          </table:table-cell>
          <table:table-cell office:value-type="float" office:value="10.540799" calcext:value-type="float">
            <text:p>10.540799</text:p>
          </table:table-cell>
          <table:table-cell office:value-type="float" office:value="7.551521" calcext:value-type="float">
            <text:p>7.551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.987899" calcext:value-type="float">
            <text:p>3.987899</text:p>
          </table:table-cell>
          <table:table-cell office:value-type="float" office:value="10.70357" calcext:value-type="float">
            <text:p>10.70357</text:p>
          </table:table-cell>
          <table:table-cell office:value-type="float" office:value="7.193546" calcext:value-type="float">
            <text:p>7.193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699403" calcext:value-type="float">
            <text:p>4.699403</text:p>
          </table:table-cell>
          <table:table-cell office:value-type="float" office:value="10.635119" calcext:value-type="float">
            <text:p>10.635119</text:p>
          </table:table-cell>
          <table:table-cell office:value-type="float" office:value="6.858492" calcext:value-type="float">
            <text:p>6.858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482304" calcext:value-type="float">
            <text:p>4.482304</text:p>
          </table:table-cell>
          <table:table-cell office:value-type="float" office:value="8.137036" calcext:value-type="float">
            <text:p>8.137036</text:p>
          </table:table-cell>
          <table:table-cell office:value-type="float" office:value="8.039353" calcext:value-type="float">
            <text:p>8.039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.410452" calcext:value-type="float">
            <text:p>4.410452</text:p>
          </table:table-cell>
          <table:table-cell office:value-type="float" office:value="11.951292" calcext:value-type="float">
            <text:p>11.951292</text:p>
          </table:table-cell>
          <table:table-cell office:value-type="float" office:value="9.288884" calcext:value-type="float">
            <text:p>9.288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.414812" calcext:value-type="float">
            <text:p>4.414812</text:p>
          </table:table-cell>
          <table:table-cell office:value-type="float" office:value="11.697183" calcext:value-type="float">
            <text:p>11.697183</text:p>
          </table:table-cell>
          <table:table-cell office:value-type="float" office:value="8.982696" calcext:value-type="float">
            <text:p>8.982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.390833" calcext:value-type="float">
            <text:p>4.390833</text:p>
          </table:table-cell>
          <table:table-cell office:value-type="float" office:value="10.58322" calcext:value-type="float">
            <text:p>10.58322</text:p>
          </table:table-cell>
          <table:table-cell office:value-type="float" office:value="7.84701" calcext:value-type="float">
            <text:p>7.84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.437071" calcext:value-type="float">
            <text:p>4.437071</text:p>
          </table:table-cell>
          <table:table-cell office:value-type="float" office:value="9.873199" calcext:value-type="float">
            <text:p>9.873199</text:p>
          </table:table-cell>
          <table:table-cell office:value-type="float" office:value="6.988348" calcext:value-type="float">
            <text:p>6.98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.356994" calcext:value-type="float">
            <text:p>4.356994</text:p>
          </table:table-cell>
          <table:table-cell office:value-type="float" office:value="9.285934" calcext:value-type="float">
            <text:p>9.285934</text:p>
          </table:table-cell>
          <table:table-cell office:value-type="float" office:value="8.662639" calcext:value-type="float">
            <text:p>8.662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096366" calcext:value-type="float">
            <text:p>5.096366</text:p>
          </table:table-cell>
          <table:table-cell office:value-type="float" office:value="5.157275" calcext:value-type="float">
            <text:p>5.157275</text:p>
          </table:table-cell>
          <table:table-cell office:value-type="float" office:value="5.09895" calcext:value-type="float">
            <text:p>5.09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287034" calcext:value-type="float">
            <text:p>4.287034</text:p>
          </table:table-cell>
          <table:table-cell office:value-type="float" office:value="7.252103" calcext:value-type="float">
            <text:p>7.252103</text:p>
          </table:table-cell>
          <table:table-cell office:value-type="float" office:value="3.803219" calcext:value-type="float">
            <text:p>3.80321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508595" calcext:value-type="float">
            <text:p>3.508595</text:p>
          </table:table-cell>
          <table:table-cell office:value-type="float" office:value="7.286662" calcext:value-type="float">
            <text:p>7.286662</text:p>
          </table:table-cell>
          <table:table-cell office:value-type="float" office:value="3.26395" calcext:value-type="float">
            <text:p>3.26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38716" calcext:value-type="float">
            <text:p>2.838716</text:p>
          </table:table-cell>
          <table:table-cell office:value-type="float" office:value="6.659777" calcext:value-type="float">
            <text:p>6.659777</text:p>
          </table:table-cell>
          <table:table-cell office:value-type="float" office:value="3.299005" calcext:value-type="float">
            <text:p>3.299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65982" calcext:value-type="float">
            <text:p>3.065982</text:p>
          </table:table-cell>
          <table:table-cell office:value-type="float" office:value="5.942622" calcext:value-type="float">
            <text:p>5.942622</text:p>
          </table:table-cell>
          <table:table-cell office:value-type="float" office:value="3.694008" calcext:value-type="float">
            <text:p>3.694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98523" calcext:value-type="float">
            <text:p>2.98523</text:p>
          </table:table-cell>
          <table:table-cell office:value-type="float" office:value="5.92548" calcext:value-type="float">
            <text:p>5.92548</text:p>
          </table:table-cell>
          <table:table-cell office:value-type="float" office:value="3.717601" calcext:value-type="float">
            <text:p>3.717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983806" calcext:value-type="float">
            <text:p>2.983806</text:p>
          </table:table-cell>
          <table:table-cell office:value-type="float" office:value="5.110752" calcext:value-type="float">
            <text:p>5.110752</text:p>
          </table:table-cell>
          <table:table-cell office:value-type="float" office:value="3.092565" calcext:value-type="float">
            <text:p>3.092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787726" calcext:value-type="float">
            <text:p>2.787726</text:p>
          </table:table-cell>
          <table:table-cell office:value-type="float" office:value="5.035011" calcext:value-type="float">
            <text:p>5.035011</text:p>
          </table:table-cell>
          <table:table-cell office:value-type="float" office:value="3.513505" calcext:value-type="float">
            <text:p>3.513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947407" calcext:value-type="float">
            <text:p>2.947407</text:p>
          </table:table-cell>
          <table:table-cell office:value-type="float" office:value="5.789368" calcext:value-type="float">
            <text:p>5.789368</text:p>
          </table:table-cell>
          <table:table-cell office:value-type="float" office:value="3.522435" calcext:value-type="float">
            <text:p>3.522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959651" calcext:value-type="float">
            <text:p>2.959651</text:p>
          </table:table-cell>
          <table:table-cell office:value-type="float" office:value="5.325929" calcext:value-type="float">
            <text:p>5.325929</text:p>
          </table:table-cell>
          <table:table-cell office:value-type="float" office:value="4.476792" calcext:value-type="float">
            <text:p>4.476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974958" calcext:value-type="float">
            <text:p>2.974958</text:p>
          </table:table-cell>
          <table:table-cell office:value-type="float" office:value="5.910589" calcext:value-type="float">
            <text:p>5.910589</text:p>
          </table:table-cell>
          <table:table-cell office:value-type="float" office:value="4.654539" calcext:value-type="float">
            <text:p>4.654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.073106" calcext:value-type="float">
            <text:p>3.073106</text:p>
          </table:table-cell>
          <table:table-cell office:value-type="float" office:value="5.214973" calcext:value-type="float">
            <text:p>5.214973</text:p>
          </table:table-cell>
          <table:table-cell office:value-type="float" office:value="4.157291" calcext:value-type="float">
            <text:p>4.157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13014" calcext:value-type="float">
            <text:p>3.13014</text:p>
          </table:table-cell>
          <table:table-cell office:value-type="float" office:value="5.209052" calcext:value-type="float">
            <text:p>5.209052</text:p>
          </table:table-cell>
          <table:table-cell office:value-type="float" office:value="3.990066" calcext:value-type="float">
            <text:p>3.990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.258703" calcext:value-type="float">
            <text:p>3.258703</text:p>
          </table:table-cell>
          <table:table-cell office:value-type="float" office:value="7.011239" calcext:value-type="float">
            <text:p>7.011239</text:p>
          </table:table-cell>
          <table:table-cell office:value-type="float" office:value="3.991409" calcext:value-type="float">
            <text:p>3.991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.333304" calcext:value-type="float">
            <text:p>3.333304</text:p>
          </table:table-cell>
          <table:table-cell office:value-type="float" office:value="5.375086" calcext:value-type="float">
            <text:p>5.375086</text:p>
          </table:table-cell>
          <table:table-cell office:value-type="float" office:value="5.159891" calcext:value-type="float">
            <text:p>5.159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352734" calcext:value-type="float">
            <text:p>3.352734</text:p>
          </table:table-cell>
          <table:table-cell office:value-type="float" office:value="7.220556" calcext:value-type="float">
            <text:p>7.220556</text:p>
          </table:table-cell>
          <table:table-cell office:value-type="float" office:value="6.561563" calcext:value-type="float">
            <text:p>6.561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.493092" calcext:value-type="float">
            <text:p>3.493092</text:p>
          </table:table-cell>
          <table:table-cell office:value-type="float" office:value="6.556151" calcext:value-type="float">
            <text:p>6.556151</text:p>
          </table:table-cell>
          <table:table-cell office:value-type="float" office:value="4.886516" calcext:value-type="float">
            <text:p>4.886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.404303" calcext:value-type="float">
            <text:p>3.404303</text:p>
          </table:table-cell>
          <table:table-cell office:value-type="float" office:value="6.482138" calcext:value-type="float">
            <text:p>6.482138</text:p>
          </table:table-cell>
          <table:table-cell office:value-type="float" office:value="4.929075" calcext:value-type="float">
            <text:p>4.929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.578107" calcext:value-type="float">
            <text:p>3.578107</text:p>
          </table:table-cell>
          <table:table-cell office:value-type="float" office:value="8.21457" calcext:value-type="float">
            <text:p>8.21457</text:p>
          </table:table-cell>
          <table:table-cell office:value-type="float" office:value="4.513771" calcext:value-type="float">
            <text:p>4.513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.470107" calcext:value-type="float">
            <text:p>3.470107</text:p>
          </table:table-cell>
          <table:table-cell office:value-type="float" office:value="6.227993" calcext:value-type="float">
            <text:p>6.227993</text:p>
          </table:table-cell>
          <table:table-cell office:value-type="float" office:value="5.79774" calcext:value-type="float">
            <text:p>5.79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.740994" calcext:value-type="float">
            <text:p>3.740994</text:p>
          </table:table-cell>
          <table:table-cell office:value-type="float" office:value="8.611817" calcext:value-type="float">
            <text:p>8.611817</text:p>
          </table:table-cell>
          <table:table-cell office:value-type="float" office:value="6.967046" calcext:value-type="float">
            <text:p>6.967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.713822" calcext:value-type="float">
            <text:p>3.713822</text:p>
          </table:table-cell>
          <table:table-cell office:value-type="float" office:value="9.115864" calcext:value-type="float">
            <text:p>9.115864</text:p>
          </table:table-cell>
          <table:table-cell office:value-type="float" office:value="5.761979" calcext:value-type="float">
            <text:p>5.761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.752306" calcext:value-type="float">
            <text:p>3.752306</text:p>
          </table:table-cell>
          <table:table-cell office:value-type="float" office:value="8.16551" calcext:value-type="float">
            <text:p>8.16551</text:p>
          </table:table-cell>
          <table:table-cell office:value-type="float" office:value="5.481617" calcext:value-type="float">
            <text:p>5.481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.673969" calcext:value-type="float">
            <text:p>3.673969</text:p>
          </table:table-cell>
          <table:table-cell office:value-type="float" office:value="9.399548" calcext:value-type="float">
            <text:p>9.399548</text:p>
          </table:table-cell>
          <table:table-cell office:value-type="float" office:value="5.165284" calcext:value-type="float">
            <text:p>5.165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.737247" calcext:value-type="float">
            <text:p>3.737247</text:p>
          </table:table-cell>
          <table:table-cell office:value-type="float" office:value="6.833065" calcext:value-type="float">
            <text:p>6.833065</text:p>
          </table:table-cell>
          <table:table-cell office:value-type="float" office:value="6.091256" calcext:value-type="float">
            <text:p>6.091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.842561" calcext:value-type="float">
            <text:p>3.842561</text:p>
          </table:table-cell>
          <table:table-cell office:value-type="float" office:value="9.756126" calcext:value-type="float">
            <text:p>9.756126</text:p>
          </table:table-cell>
          <table:table-cell office:value-type="float" office:value="7.484458" calcext:value-type="float">
            <text:p>7.484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.831782" calcext:value-type="float">
            <text:p>3.831782</text:p>
          </table:table-cell>
          <table:table-cell office:value-type="float" office:value="10.650798" calcext:value-type="float">
            <text:p>10.650798</text:p>
          </table:table-cell>
          <table:table-cell office:value-type="float" office:value="6.334828" calcext:value-type="float">
            <text:p>6.334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.770522" calcext:value-type="float">
            <text:p>3.770522</text:p>
          </table:table-cell>
          <table:table-cell office:value-type="float" office:value="9.244957" calcext:value-type="float">
            <text:p>9.244957</text:p>
          </table:table-cell>
          <table:table-cell office:value-type="float" office:value="6.073731" calcext:value-type="float">
            <text:p>6.073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108454" calcext:value-type="float">
            <text:p>4.108454</text:p>
          </table:table-cell>
          <table:table-cell office:value-type="float" office:value="9.909494" calcext:value-type="float">
            <text:p>9.909494</text:p>
          </table:table-cell>
          <table:table-cell office:value-type="float" office:value="5.659893" calcext:value-type="float">
            <text:p>5.659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.057177" calcext:value-type="float">
            <text:p>4.057177</text:p>
          </table:table-cell>
          <table:table-cell office:value-type="float" office:value="7.227093" calcext:value-type="float">
            <text:p>7.227093</text:p>
          </table:table-cell>
          <table:table-cell office:value-type="float" office:value="6.314235" calcext:value-type="float">
            <text:p>6.314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.979865" calcext:value-type="float">
            <text:p>3.979865</text:p>
          </table:table-cell>
          <table:table-cell office:value-type="float" office:value="9.829245" calcext:value-type="float">
            <text:p>9.829245</text:p>
          </table:table-cell>
          <table:table-cell office:value-type="float" office:value="7.822253" calcext:value-type="float">
            <text:p>7.8222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.040189" calcext:value-type="float">
            <text:p>4.040189</text:p>
          </table:table-cell>
          <table:table-cell office:value-type="float" office:value="11.639726" calcext:value-type="float">
            <text:p>11.639726</text:p>
          </table:table-cell>
          <table:table-cell office:value-type="float" office:value="7.466073" calcext:value-type="float">
            <text:p>7.466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.162015" calcext:value-type="float">
            <text:p>4.162015</text:p>
          </table:table-cell>
          <table:table-cell office:value-type="float" office:value="10.238519" calcext:value-type="float">
            <text:p>10.238519</text:p>
          </table:table-cell>
          <table:table-cell office:value-type="float" office:value="6.833073" calcext:value-type="float">
            <text:p>6.833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.807043" calcext:value-type="float">
            <text:p>4.807043</text:p>
          </table:table-cell>
          <table:table-cell office:value-type="float" office:value="10.702242" calcext:value-type="float">
            <text:p>10.702242</text:p>
          </table:table-cell>
          <table:table-cell office:value-type="float" office:value="6.327042" calcext:value-type="float">
            <text:p>6.327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.726302" calcext:value-type="float">
            <text:p>4.726302</text:p>
          </table:table-cell>
          <table:table-cell office:value-type="float" office:value="7.859777" calcext:value-type="float">
            <text:p>7.859777</text:p>
          </table:table-cell>
          <table:table-cell office:value-type="float" office:value="6.966923" calcext:value-type="float">
            <text:p>6.96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.699282" calcext:value-type="float">
            <text:p>4.699282</text:p>
          </table:table-cell>
          <table:table-cell office:value-type="float" office:value="11.253949" calcext:value-type="float">
            <text:p>11.253949</text:p>
          </table:table-cell>
          <table:table-cell office:value-type="float" office:value="7.43251" calcext:value-type="float">
            <text:p>7.43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.532867" calcext:value-type="float">
            <text:p>4.532867</text:p>
          </table:table-cell>
          <table:table-cell office:value-type="float" office:value="12.648404" calcext:value-type="float">
            <text:p>12.648404</text:p>
          </table:table-cell>
          <table:table-cell office:value-type="float" office:value="7.79745" calcext:value-type="float">
            <text:p>7.79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.684802" calcext:value-type="float">
            <text:p>4.684802</text:p>
          </table:table-cell>
          <table:table-cell office:value-type="float" office:value="10.570044" calcext:value-type="float">
            <text:p>10.570044</text:p>
          </table:table-cell>
          <table:table-cell office:value-type="float" office:value="7.377981" calcext:value-type="float">
            <text:p>7.3779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.653002" calcext:value-type="float">
            <text:p>4.653002</text:p>
          </table:table-cell>
          <table:table-cell office:value-type="float" office:value="10.922421" calcext:value-type="float">
            <text:p>10.922421</text:p>
          </table:table-cell>
          <table:table-cell office:value-type="float" office:value="6.690579" calcext:value-type="float">
            <text:p>6.690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.600357" calcext:value-type="float">
            <text:p>4.600357</text:p>
          </table:table-cell>
          <table:table-cell office:value-type="float" office:value="8.485923" calcext:value-type="float">
            <text:p>8.485923</text:p>
          </table:table-cell>
          <table:table-cell office:value-type="float" office:value="7.430283" calcext:value-type="float">
            <text:p>7.430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1:43:33.110796731</meta:creation-date>
    <dc:date>2023-02-28T01:44:55.530718702</dc:date>
    <meta:editing-duration>PT1M23S</meta:editing-duration>
    <meta:editing-cycles>1</meta:editing-cycles>
    <meta:document-statistic meta:table-count="1" meta:cell-count="405" meta:object-count="0"/>
    <meta:generator>LibreOffice/7.3.7.2$Linux_X86_64 LibreOffice_project/30$Build-2</meta:generator>
  </office:meta>
</office:document-meta>
</file>